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paragraph-rsid="001d9a88"/>
    </style:style>
    <style:style style:name="P2" style:family="paragraph" style:parent-style-name="Standard_20_gauche">
      <style:text-properties officeooo:paragraph-rsid="001bd307"/>
    </style:style>
    <style:style style:name="P3" style:family="paragraph" style:parent-style-name="Standard_20_gauche">
      <style:text-properties officeooo:paragraph-rsid="001d9a88"/>
    </style:style>
    <style:style style:name="P4" style:family="paragraph" style:parent-style-name="Footnote">
      <style:paragraph-properties fo:margin-left="0cm" fo:margin-right="0cm" fo:text-indent="0cm" style:auto-text-indent="false"/>
      <style:text-properties officeooo:paragraph-rsid="001d9a88"/>
    </style:style>
    <style:style style:name="T1" style:family="text">
      <style:text-properties officeooo:rsid="001bd307"/>
    </style:style>
    <style:style style:name="T2" style:family="text">
      <style:text-properties officeooo:rsid="001d9a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gauche"><text:span text:style-name="T1">1</text:span><text:span text:style-name="T2">8</text:span><text:span text:style-name="T1">50 – 2050<text:line-break/>l'instant de bascule<text:line-break/>le moment où la courbure<text:line-break/>devient pli<text:line-break/>irréversible quelle évidence<text:line-break/>nécessaire aussi<text:line-break/>mais cette nature en devenir<text:line-break/>s'ouvre à toutes les incertitudes<text:line-break/>les mondes bouillonnent<text:line-break/>les vieilles civilisations portées au point de fusion<text:line-break/>dans leurs propres fourneaux<text:line-break/>désagrègent les cuves et<text:line-break/>se répandent aux quatre volcans</text:span></text:p>
      <text:p text:style-name="Standard_20_gauche"><text:span text:style-name="T1"/></text:p>
      <text:p text:style-name="P2"><text:span text:style-name="T1">pourquoi chercher<text:line-break/>à conserver ce qui déjà<text:line-break/>a disparu<text:line-break/>l'écosystème familier<text:line-break/></text:span><text:span text:style-name="T2">où se repère mon quotidien<text:line-break/>n'est plus<text:line-break/>et déjà je suis en retard<text:line-break/>sur ce demain qui hier<text:line-break/>s'est élevé</text:span></text:p>
      <text:p text:style-name="P2"><text:span text:style-name="T2"/></text:p>
      <text:p text:style-name="P3"><text:span text:style-name="T2">solstice d'hiver<text:line-break/>l'articulation des millénaires<text:line-break/>mécanique cosmique<text:line-break/>pas d'autre choix<text:line-break/>que mes pauvres petits choix<text:line-break/>inestimable insignifian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CH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style:font-size-asian="10.5pt"/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  <style:text-properties style:font-name="Ubuntu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  <style:text-properties style:font-name="Ubuntu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name="Ubuntu1"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style:font-name="Ubuntu"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1d9a88"/>
    </style:style>
    <style:style style:name="MT1" style:family="text">
      <style:text-properties officeooo:rsid="001d9a88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logigor_014_(R)evolution</text:span><text:tab/><text:tab/><text:span text:style-name="MT1">dimanche 26 décembre 2010</text:span></text:p>
      </style:header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6T08:05:52</meta:creation-date>
    <dc:title>prise2notes</dc:title>
    <meta:editing-duration>PT00H10M20S</meta:editing-duration>
    <meta:editing-cycles>3</meta:editing-cycles>
    <meta:generator>OpenOffice.org/3.2$Linux OpenOffice.org_project/320m19$Build-9505</meta:generator>
    <meta:initial-creator>iGor </meta:initial-creator>
    <dc:date>2010-12-26T08:31:42</dc:date>
    <dc:creator>iGor </dc:creator>
    <meta:document-statistic meta:table-count="0" meta:image-count="0" meta:object-count="0" meta:page-count="1" meta:paragraph-count="5" meta:word-count="106" meta:character-count="708"/>
    <meta:template xlink:type="simple" xlink:actuate="onRequest" xlink:title="prise2notes" xlink:href="../../../../ID/prise2notes.ott" meta:date="2010-12-26T08:05:50"/>
  </office:meta>
</office:document-meta>
</file>